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9b3b7" officeooo:paragraph-rsid="0019b3b7"/>
    </style:style>
    <style:style style:name="P2" style:family="paragraph" style:parent-style-name="Text_20_body">
      <style:text-properties officeooo:rsid="001b3368" officeooo:paragraph-rsid="0019b3b7"/>
    </style:style>
    <style:style style:name="P3" style:family="paragraph" style:parent-style-name="Text_20_body">
      <style:text-properties officeooo:rsid="001b3368" officeooo:paragraph-rsid="001b3368"/>
    </style:style>
    <style:style style:name="P4" style:family="paragraph" style:parent-style-name="Text_20_body">
      <style:text-properties officeooo:rsid="001b3368" officeooo:paragraph-rsid="001cbe0c"/>
    </style:style>
    <style:style style:name="P5" style:family="paragraph" style:parent-style-name="Text_20_body">
      <style:text-properties officeooo:rsid="001b3368" officeooo:paragraph-rsid="001d3bf2"/>
    </style:style>
    <style:style style:name="P6" style:family="paragraph" style:parent-style-name="Text_20_body">
      <style:text-properties officeooo:rsid="001cbe0c" officeooo:paragraph-rsid="001cbe0c"/>
    </style:style>
    <style:style style:name="P7" style:family="paragraph" style:parent-style-name="Text_20_body">
      <style:text-properties officeooo:rsid="001d3bf2" officeooo:paragraph-rsid="001d3bf2"/>
    </style:style>
    <style:style style:name="P8" style:family="paragraph" style:parent-style-name="Title">
      <style:text-properties officeooo:paragraph-rsid="0019b3b7"/>
    </style:style>
    <style:style style:name="T1" style:family="text">
      <style:text-properties officeooo:rsid="0019b3b7"/>
    </style:style>
    <style:style style:name="T2" style:family="text">
      <style:text-properties officeooo:rsid="001b3368"/>
    </style:style>
    <style:style style:name="T3" style:family="text">
      <style:text-properties officeooo:rsid="001cbe0c"/>
    </style:style>
    <style:style style:name="T4" style:family="text">
      <style:text-properties officeooo:rsid="001d3b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apport <text:span text:style-name="T1">de projet </text:span></text:p>
      <text:p text:style-name="Subtitle">Sokoban</text:p>
      <text:p text:style-name="Text_20_body"/>
      <text:p text:style-name="P1">I. Introduction</text:p>
      <text:p text:style-name="P1"><text:tab/><text:span text:style-name="T3">I.1 Explication du projet</text:span></text:p>
      <text:p text:style-name="P1"><text:tab/><text:span text:style-name="T2">Le but de notre projet était de créer un jeu de type « Sokoban » fonctionnel riche. Une fois le jeu de base terminé, nous avons décider d’ajouter diverses fonctionnalités telles que le jeu contre un ordinateur, la génération aléatoire de niveaux et le comptage des points. Nous avons par ailleurs mis en place des niveaux de difficulté pour rendre le jeu accessible à tous et ainsi éviter d’avoir un contenu trop monotone. Nous avons partagé le travail à quatre pour que chaque membre puisse ajouter sa touche personnelle au jeu. Nous allons donc ici vous parler du jeu en lui-même (ses principes de base, ses mécaniques), des étapes de la conception et des différentes fonctionnalités que nous avons ajouté au jeu de base.</text:span></text:p>
      <text:p text:style-name="P1"/>
      <text:p text:style-name="P6"><text:tab/>I.2 <text:span text:style-name="T2">Le Sokoban, qu’est-ce que c’est ?</text:span></text:p>
      <text:p text:style-name="P4"><text:tab/>Créé au Japon en 1982, le Sokoban est un jeu vidéo <text:s/>de type puzzle à un joueur dans lequel on incarne un ouvrier devant ranger des caisses dans un entrepôt. Le joueur peut se déplacer dans toutes les directions et peut seulement pousser une caisse à la fois. Les déplacements en diagonale ne sont pas possibles et le joueur ne peut pas tirer de caisses. Dans l’entrepôt, outre les caisses et les murs, se trouvent aussi des points. Pour gagner et finir le niveau, il faut que tous les points soient recouverts par des caisses. <text:span text:style-name="T3">Suivant la spécificité du niveau le joueur peut se retrouver bloqué en poussant une caisse dans un coin. Le but du jeu est donc de finir le niveau en effectuant le moins de mouvements possibles.</text:span></text:p>
      <text:p text:style-name="P2"/>
      <text:p text:style-name="P6">III. Conception du jeu</text:p>
      <text:p text:style-name="P3"><text:tab/></text:p>
      <text:p text:style-name="P5"><text:span text:style-name="T4">III.1 Concepts de base</text:span></text:p>
      <text:p text:style-name="P5"><text:span text:style-name="T4">(on explique toutes les fonctions <text:s/>de base implémentées dans le jeu (comptage des points, menu du jeu, interface)</text:span></text:p>
      <text:p text:style-name="P5"><text:span text:style-name="T4">III.2 Fonction supplémentaires</text:span></text:p>
      <text:p text:style-name="P5"><text:span text:style-name="T4">(solveur, générateur, jeu en duo (ordi ou 2 joueurs)</text:span></text:p>
      <text:p text:style-name="P5"><text:span text:style-name="T4">III.3 Tentatives infructueuses</text:span></text:p>
      <text:p text:style-name="P5"><text:span text:style-name="T4">(les belles captures et les jolis bugs expliqués)</text:span></text:p>
      <text:p text:style-name="P3"/>
      <text:p text:style-name="P7">IV. Conclusion</text:p>
      <text:p text:style-name="P3"><text:soft-page-break/></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2T13:32:54.998000000</meta:creation-date>
    <meta:generator>LibreOffice/6.3.2.2$Windows_X86_64 LibreOffice_project/98b30e735bda24bc04ab42594c85f7fd8be07b9c</meta:generator>
    <dc:date>2020-03-02T14:33:13.229000000</dc:date>
    <meta:editing-duration>PT13M10S</meta:editing-duration>
    <meta:editing-cycles>3</meta:editing-cycles>
    <meta:document-statistic meta:table-count="0" meta:image-count="0" meta:object-count="0" meta:page-count="2" meta:paragraph-count="16" meta:word-count="322" meta:character-count="1883" meta:non-whitespace-character-count="1568"/>
  </office:meta>
</office:document-meta>
</file>